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b90a4" style:font-weight-asian="bold" style:font-weight-complex="bold"/>
    </style:style>
    <style:style style:name="P3" style:family="paragraph" style:parent-style-name="Standard">
      <style:text-properties officeooo:paragraph-rsid="001b90a4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0a4"/>
    </style:style>
    <style:style style:name="T3" style:family="text">
      <style:text-properties fo:font-size="20pt" officeooo:rsid="001b90a4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P5 SYSTEME</text:span></text:p>
      <text:p text:style-name="P3"><text:tab/></text:p>
      <text:p text:style-name="P3"/>
      <text:p text:style-name="P3"/>
      <text:p text:style-name="P3"/>
      <text:p text:style-name="P2"><text:span text:style-name="T2">KAMICHE MOHAMED</text:span></text:p>
      <text:p text:style-name="Standard"/>
      <text:p text:style-name="Standard"/>
      <text:p text:style-name="Standard"/>
      <text:p text:style-name="P1">Ex<text:span text:style-name="T2">o</text:span> 1<text:span text:style-name="T2">7</text:span> :</text:p>
      <text:p text:style-name="Standard"/>
      <text:p text:style-name="Standard">#!/bin/sh</text:p>
      <text:p text:style-name="Standard"/>
      <text:p text:style-name="Standard">if [ $# -nq 1 ]</text:p>
      <text:p text:style-name="Standard">then</text:p>
      <text:p text:style-name="Standard"><text:s text:c="8"/>echo "Erreur parametre" &gt;&amp;2</text:p>
      <text:p text:style-name="Standard"><text:s text:c="8"/>exit 1</text:p>
      <text:p text:style-name="Standard">fi</text:p>
      <text:p text:style-name="Standard"/>
      <text:p text:style-name="Standard">for directory in "$1"/*</text:p>
      <text:p text:style-name="Standard">do</text:p>
      <text:p text:style-name="Standard"><text:s text:c="8"/>if [ -d "$directory" ]</text:p>
      <text:p text:style-name="Standard"><text:s text:c="8"/>then</text:p>
      <text:p text:style-name="Standard"><text:s text:c="16"/>basename "$directory"</text:p>
      <text:p text:style-name="Standard"><text:s text:c="8"/>fi</text:p>
      <text:p text:style-name="Standard"/>
      <text:p text:style-name="Standard">done</text:p>
      <text:p text:style-name="Standard"/>
      <text:p text:style-name="P1">Ex<text:span text:style-name="T2">o</text:span> <text:span text:style-name="T2">18</text:span> :</text:p>
      <text:p text:style-name="Standard"/>
      <text:p text:style-name="Standard">#!/bin/sh</text:p>
      <text:p text:style-name="Standard"><text:s/></text:p>
      <text:p text:style-name="Standard">#Test le nombre de paramètres</text:p>
      <text:p text:style-name="Standard">if [ $# -lt 0 ]</text:p>
      <text:p text:style-name="Standard">then</text:p>
      <text:p text:style-name="Standard"><text:s text:c="4"/>echo "Le nombre d'arguments est invalide"</text:p>
      <text:p text:style-name="Standard"><text:s text:c="4"/>exit 1</text:p>
      <text:p text:style-name="Standard">fi</text:p>
      <text:p text:style-name="Standard"><text:s/></text:p>
      <text:p text:style-name="Standard">#Test l'existance du répertoire</text:p>
      <text:p text:style-name="Standard">if [ ! -d "$1" ]</text:p>
      <text:p text:style-name="Standard">then</text:p>
      <text:p text:style-name="Standard"><text:s text:c="4"/>exit 2</text:p>
      <text:p text:style-name="Standard">fi</text:p>
      <text:p text:style-name="Standard"><text:s/></text:p>
      <text:p text:style-name="Standard">if [ $# -eq 1 ]</text:p>
      <text:p text:style-name="Standard">then</text:p>
      <text:p text:style-name="Standard"><text:s text:c="4"/>echo $1</text:p>
      <text:p text:style-name="Standard"><text:s text:c="4"/>phrase=""</text:p>
      <text:p text:style-name="Standard">fi</text:p>
      <text:p text:style-name="Standard"><text:s/></text:p>
      <text:p text:style-name="Standard">#Compteur</text:p>
      <text:p text:style-name="Standard"><text:soft-page-break/>nb_fichier=0</text:p>
      <text:p text:style-name="Standard">for compteur in "$1"/*</text:p>
      <text:p text:style-name="Standard">do</text:p>
      <text:p text:style-name="Standard"><text:s text:c="4"/>if [ -d $sous_rep ]</text:p>
      <text:p text:style-name="Standard"><text:s text:c="4"/>then</text:p>
      <text:p text:style-name="Standard"><text:s text:c="3"/><text:tab/> nb_fichier=$(($nb_fichier+1))</text:p>
      <text:p text:style-name="Standard"><text:s text:c="4"/>fi</text:p>
      <text:p text:style-name="Standard">done</text:p>
      <text:p text:style-name="Standard"><text:s/></text:p>
      <text:p text:style-name="Standard">i=0</text:p>
      <text:p text:style-name="Standard">#Boucle récursive</text:p>
      <text:p text:style-name="Standard">for sous_rep in "$1"/*</text:p>
      <text:p text:style-name="Standard">do</text:p>
      <text:p text:style-name="Standard"><text:s text:c="4"/>i=$(($i+1))</text:p>
      <text:p text:style-name="Standard"><text:s text:c="4"/>name=`basename $sous_rep`</text:p>
      <text:p text:style-name="Standard"><text:s text:c="4"/>if [ -d $sous_rep ]</text:p>
      <text:p text:style-name="Standard"><text:s text:c="4"/>then</text:p>
      <text:p text:style-name="Standard"><text:s text:c="3"/><text:tab/> if [ $i -eq $nb_fichier ]</text:p>
      <text:p text:style-name="Standard"><text:s text:c="3"/><text:tab/> then</text:p>
      <text:p text:style-name="Standard"><text:s text:c="3"/><text:tab/><text:tab/> echo "$2"+- "$name"</text:p>
      <text:p text:style-name="Standard"><text:s text:c="3"/><text:tab/><text:tab/> phrase="$2 <text:s text:c="2"/>"</text:p>
      <text:p text:style-name="Standard"><text:s text:c="3"/><text:tab/><text:tab/> "$0" "$sous_rep" "$phrase"</text:p>
      <text:p text:style-name="Standard"><text:s text:c="3"/><text:tab/> else</text:p>
      <text:p text:style-name="Standard"><text:s text:c="3"/><text:tab/><text:tab/> echo "$2"+- "$name"</text:p>
      <text:p text:style-name="Standard"><text:s text:c="3"/><text:tab/><text:tab/> phrase="$2| <text:s/>"</text:p>
      <text:p text:style-name="Standard"><text:s text:c="3"/><text:tab/><text:tab/> "$0" "$sous_rep" "$phrase"</text:p>
      <text:p text:style-name="Standard"><text:s text:c="3"/><text:tab/> fi</text:p>
      <text:p text:style-name="Standard"><text:s text:c="4"/>fi</text:p>
      <text:p text:style-name="Standard">done</text:p>
      <text:p text:style-name="Standard">exit 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7:49:57.916000000</meta:creation-date>
    <dc:date>2021-10-28T17:52:49.581000000</dc:date>
    <meta:editing-duration>PT2M52S</meta:editing-duration>
    <meta:editing-cycles>1</meta:editing-cycles>
    <meta:document-statistic meta:table-count="0" meta:image-count="0" meta:object-count="0" meta:page-count="2" meta:paragraph-count="70" meta:word-count="149" meta:character-count="931" meta:non-whitespace-character-count="668"/>
    <meta:generator>LibreOffice/7.0.1.2$Windows_X86_64 LibreOffice_project/7cbcfc562f6eb6708b5ff7d7397325de9e764452</meta:generator>
  </office:meta>
</office:document-meta>
</file>